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1">
      <style:text-properties officeooo:paragraph-rsid="001f92a6"/>
    </style:style>
    <style:style style:name="P2" style:family="paragraph" style:parent-style-name="Heading_20_1">
      <style:text-properties fo:font-size="22pt" officeooo:paragraph-rsid="001f92a6" style:font-size-asian="22pt" style:font-size-complex="22pt"/>
    </style:style>
    <style:style style:name="P3" style:family="paragraph" style:parent-style-name="Heading_20_1">
      <style:text-properties fo:font-size="20pt" style:font-size-asian="20pt" style:font-size-complex="20pt"/>
    </style:style>
    <style:style style:name="P4" style:family="paragraph" style:parent-style-name="Heading_20_2">
      <style:text-properties fo:font-size="24pt" style:font-size-asian="24pt" style:font-size-complex="24pt"/>
    </style:style>
    <style:style style:name="P5" style:family="paragraph" style:parent-style-name="Preformatted_20_Text">
      <style:paragraph-properties fo:margin-top="0in" fo:margin-bottom="0.1965in" loext:contextual-spacing="false"/>
    </style:style>
    <style:style style:name="P6" style:family="paragraph" style:parent-style-name="Text_20_body" style:list-style-name="L1"/>
    <style:style style:name="P7" style:family="paragraph" style:parent-style-name="Text_20_body" style:list-style-name="L1">
      <style:paragraph-properties fo:margin-top="0in" fo:margin-bottom="0in" loext:contextual-spacing="false"/>
    </style:style>
    <style:style style:name="T1" style:family="text">
      <style:text-properties fo:language="en" fo:country="US"/>
    </style:style>
    <style:style style:name="T2" style:family="text">
      <style:text-properties fo:font-size="22pt" style:font-size-asian="22pt" style:font-size-complex="22pt"/>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BäD - Betriebsärztlicher Dienst (Software Engineering 19/20)</text:h>
      <text:p text:style-name="Text_20_body">This project develops an end user application for the management of appointments for the company medical service.</text:p>
      <text:p text:style-name="Text_20_body">The core features include:</text:p>
      <text:list xml:id="list3356767305" text:style-name="L1">
        <text:list-item>
          <text:p text:style-name="P7">Registration of employees and their past and upcoming appointments with the company doctor </text:p>
        </text:list-item>
        <text:list-item>
          <text:p text:style-name="P7">Automatic recognition of employees whose (mandatory) periodic visit to the company doctor is imminent </text:p>
        </text:list-item>
        <text:list-item>
          <text:p text:style-name="P6">Generation of personalized reminders/invitations to undergo a medical examination </text:p>
        </text:list-item>
      </text:list>
      <text:h text:style-name="Heading_20_2" text:outline-level="2"><text:bookmark text:name="user-content-development"/>Development</text:h>
      <text:h text:style-name="Heading_20_3" text:outline-level="3"><text:bookmark text:name="user-content-git"/>Git</text:h>
      <text:p text:style-name="Text_20_body">If you're using git the first time on your machine, run the following config commands substituting where appropriate.</text:p>
      <text:p text:style-name="Preformatted_20_Text"><text:bookmark text:name="LC1"/><text:span text:style-name="Source_20_Text"><text:span text:style-name="T1">git config --global user.name "John Doe"</text:span></text:span></text:p>
      <text:p text:style-name="Preformatted_20_Text"><text:bookmark text:name="LC2"/><text:span text:style-name="Source_20_Text"><text:span text:style-name="T1">git config --global user.email johndoe@stud.uni-saarland.de</text:span></text:span></text:p>
      <text:p text:style-name="P5"><text:bookmark text:name="LC3"/><text:span text:style-name="Source_20_Text"><text:span text:style-name="T1">git config --global core.editor vim <text:s/># or whatever editor you prefer</text:span></text:span></text:p>
      <text:p text:style-name="Text_20_body">Also you definately want enabling <text:a xlink:type="simple" xlink:href="https://www.atlassian.com/de/git/tutorials/merging-vs-rebasing" office:target-frame-name="_blank" xlink:show="new" text:style-name="Internet_20_link" text:visited-style-name="Visited_20_Internet_20_Link">rebasing</text:a> to get nice histories and avoid ugly merge commits:</text:p>
      <text:p text:style-name="P5"><text:bookmark text:name="LC11"/><text:span text:style-name="Source_20_Text"><text:span text:style-name="T1">git config --global pull.rebase true</text:span></text:span></text:p>
      <text:h text:style-name="P4" text:outline-level="2">How to run the backend</text:h>
      <text:h text:style-name="P3" text:outline-level="1"><text:bookmark text:name="user-content-development-server"/>Development Server</text:h>
      <text:p text:style-name="Quotations">Note: If you didn't follow at least the 'Python' and 'MariaDB' instructions from <text:a xlink:type="simple" xlink:href="https://gitlab.cs.uni-saarland.de/se/courses/se19/project13/wikis/Backend-Development" text:style-name="Internet_20_link" text:visited-style-name="Visited_20_Internet_20_Link">Backend Development</text:a>, you won't be able to start the Django dev server.</text:p>
      <text:p text:style-name="Text_20_body">To run the Django dev server, use the 'dev_helper.sh' script:</text:p>
      <text:p text:style-name="P5"><text:bookmark text:name="LC110"/><text:span text:style-name="Source_20_Text"><text:span text:style-name="T1">./dev_helper.sh new-sqlite runserver</text:span></text:span></text:p>
      <text:p text:style-name="Text_20_body">which is a shortcut for the subsequent command sequence.</text:p>
      <text:p text:style-name="Text_20_body"><text:span text:style-name="Strong_20_Emphasis">Note: You DON'T need to run the following commands if you use 'dev_helper.sh'</text:span></text:p>
      <text:p text:style-name="Preformatted_20_Text"><text:bookmark text:name="LC111"/><text:span text:style-name="Source_20_Text"><text:span text:style-name="T1">source ./venv/bin/activate <text:s/># only if you're not inside PyCharm's 'Terminal'</text:span></text:span></text:p>
      <text:p text:style-name="Preformatted_20_Text"><text:bookmark text:name="LC23"/><text:span text:style-name="Source_20_Text"><text:span text:style-name="T1">pip3 install -r requirements.txt</text:span></text:span></text:p>
      <text:p text:style-name="Preformatted_20_Text"><text:bookmark text:name="LC33"/><text:span text:style-name="Source_20_Text"><text:span text:style-name="T1">rm ./db.sqlite3</text:span></text:span></text:p>
      <text:p text:style-name="Preformatted_20_Text"><text:bookmark text:name="LC4"/><text:span text:style-name="Source_20_Text"><text:span text:style-name="T1">find ./polls/migrations -type f -name '0*' -exec rm {} \;</text:span></text:span></text:p>
      <text:p text:style-name="Preformatted_20_Text"><text:bookmark text:name="LC5"/><text:span text:style-name="Source_20_Text"><text:span text:style-name="T1">python3 manage.py makemigrations</text:span></text:span></text:p>
      <text:p text:style-name="Preformatted_20_Text"><text:bookmark text:name="LC6"/><text:span text:style-name="Source_20_Text"><text:span text:style-name="T1">python3 manage.py migrate</text:span></text:span></text:p>
      <text:p text:style-name="P5"><text:bookmark text:name="LC7"/><text:span text:style-name="Source_20_Text"><text:span text:style-name="T1">python3 manage.py runserver</text:span></text:span></text:p>
      <text:p text:style-name="Text_20_body"><text:soft-page-break/>This will re-build your sqlite DB and run the Django development server at <text:a xlink:type="simple" xlink:href="http://127.0.0.1:8000/" office:target-frame-name="_blank" xlink:show="new" text:style-name="Internet_20_link" text:visited-style-name="Visited_20_Internet_20_Link">http://127.0.0.1:8000</text:a>.</text:p>
      <text:p text:style-name="Text_20_body">The dev server will automatically reload each time you change any of the source files. However, some changes on the DB models will require another re-build of the DB ('new-sqlite').</text:p>
      <text:p text:style-name="Text_20_body">Consider <text:span text:style-name="Source_20_Text">./dev_helper.sh help</text:span> for more options like <text:span text:style-name="Source_20_Text">new-superuser|mock-departments|mock-employees</text:span>.</text:p>
      <text:h text:style-name="Heading_20_1" text:outline-level="1"/>
      <text:h text:style-name="P1" text:outline-level="1"><text:bookmark text:name="user-content-how-to-set-up-the-backend"/>Backend Development</text:h>
      <text:h text:style-name="P2" text:outline-level="1">How to set-up the backend</text:h>
      <text:h text:style-name="Heading_20_2" text:outline-level="2"><text:bookmark text:name="user-content-python"/>Python</text:h>
      <text:p text:style-name="Text_20_body">Install Python and the pip package manager. We use the recent <text:span text:style-name="Emphasis">version 3</text:span> of Python.</text:p>
      <text:p text:style-name="P5"><text:bookmark text:name="LC12"/><text:span text:style-name="Source_20_Text"><text:span text:style-name="T1">sudo apt install python3 &amp;&amp; sudo apt install pip3</text:span></text:span></text:p>
      <text:h text:style-name="Heading_20_2" text:outline-level="2"><text:bookmark text:name="user-content-virtualenv"/>Virtualenv</text:h>
      <text:p text:style-name="Text_20_body"><text:a xlink:type="simple" xlink:href="https://virtualenv.pypa.io/en/latest/" office:target-frame-name="_blank" xlink:show="new" text:style-name="Internet_20_link" text:visited-style-name="Visited_20_Internet_20_Link">Virtualenv</text:a> is a tool to create isolated Python environments. We use it to create an environment that has its own installation directories, that doesn’t share libraries with other virtualenv environments (and optionally doesn’t access the globally installed libraries either).</text:p>
      <text:p text:style-name="P5"><text:bookmark text:name="LC13"/><text:span text:style-name="Source_20_Text"><text:span text:style-name="T1">pip3 install --user virtualenv</text:span></text:span></text:p>
      <text:p text:style-name="Text_20_body">To activate the virtual environment run</text:p>
      <text:p text:style-name="P5"><text:bookmark text:name="LC14"/><text:span text:style-name="Source_20_Text"><text:span text:style-name="T1">source /path/to/project/venv/bin/activate</text:span></text:span></text:p>
      <text:p text:style-name="Text_20_body">or, on Windows,</text:p>
      <text:p text:style-name="P5"><text:bookmark text:name="LC15"/><text:span text:style-name="Source_20_Text"><text:span text:style-name="T1">\path\to\project\venv\Scripts\activate</text:span></text:span></text:p>
      <text:p text:style-name="Text_20_body">Should you need to leave the environment, run <text:span text:style-name="Source_20_Text">deactivate</text:span>.</text:p>
      <text:h text:style-name="Heading_20_2" text:outline-level="2"><text:bookmark text:name="user-content-nginx"/>Nginx</text:h>
      <text:p text:style-name="Text_20_body">Our web server is Nginx. Get it by running</text:p>
      <text:p text:style-name="P5"><text:bookmark text:name="LC16"/><text:span text:style-name="Source_20_Text"><text:span text:style-name="T1">sudo apt install nginx</text:span></text:span></text:p>
      <text:h text:style-name="Heading_20_2" text:outline-level="2"><text:bookmark text:name="user-content-mariadb"/>MariaDB</text:h>
      <text:p text:style-name="Text_20_body">Our productive database is MariaDB and lives in the mysql/ directory.</text:p>
      <text:p text:style-name="Preformatted_20_Text"><text:bookmark text:name="LC17"/><text:span text:style-name="Source_20_Text"><text:span text:style-name="T1">sudo apt install mariadb-server libmariadbclient-dev python-dev</text:span></text:span></text:p>
      <text:p text:style-name="P5"><text:bookmark text:name="LC21"/><text:span text:style-name="Source_20_Text"><text:span text:style-name="T1">sudo chown -R mysql:mysql baed/mysql</text:span></text:span></text:p>
      <text:p text:style-name="Text_20_body"><text:bookmark text:name="LC31"/><text:soft-page-break/>Also, you would need to do step 3 from: <text:a xlink:type="simple" xlink:href="https://www.tecmint.com/change-default-mysql-mariadb-data-directory-in-linux/" text:style-name="Internet_20_link" text:visited-style-name="Visited_20_Internet_20_Link">https://www.tecmint.com/change-default-mysql-mariadb-data-directory-in-linux/</text:a> </text:p>
      <text:h text:style-name="Heading_20_2" text:outline-level="2"><text:bookmark text:name="user-content-pycharm"/>PyCharm</text:h>
      <text:p text:style-name="Text_20_body"><text:a xlink:type="simple" xlink:href="https://www.jetbrains.com/pycharm/download/" office:target-frame-name="_blank" xlink:show="new" text:style-name="Internet_20_link" text:visited-style-name="Visited_20_Internet_20_Link">PyCharm</text:a> is a great IDE for python development. There are two versions: Community and Professional Edition. You should get the Professional edition, since it will make your life much easier, especially when working with Django. You can download it for free after creating a JetBrains account and uploading your Immatrikulationsbescheinigung (aka "JetBrains Product Pack for Students").</text:p>
      <text:p text:style-name="Text_20_body">Open up PyCharm, click <text:span text:style-name="Source_20_Text">Open</text:span> and select the 'backend' directory. Once the project opened up, you need to configure the project interpreter. On the top left corner, click <text:span text:style-name="Source_20_Text">File</text:span> &gt; <text:span text:style-name="Source_20_Text">Setting...</text:span> &gt; <text:span text:style-name="Source_20_Text">Project: backend</text:span> &gt; <text:span text:style-name="Source_20_Text">Project Interpreter</text:span>. Open up the Project Interpreter drop down menu on the right and click <text:span text:style-name="Source_20_Text">Show all...</text:span> &gt; <text:span text:style-name="Source_20_Text">+</text:span>. On the left, select <text:span text:style-name="Source_20_Text">Virtualenv Environment</text:span>. Make sure <text:span text:style-name="Source_20_Text">Create new Environment</text:span> is selected. As the <text:span text:style-name="Source_20_Text">Base Interpreter</text:span> select the latest 'Python 3.x' from the dropdown menu. Don't tick any other boxes. Click <text:span text:style-name="Source_20_Text">OK</text:span>, this will create you a new 'venv' directory in the project where PyCharm will install all the project's Python packages.</text:p>
      <text:p text:style-name="Text_20_body"/>
      <text:h text:style-name="P4" text:outline-level="2">Frontend development</text:h>
      <text:h text:style-name="Heading_20_1" text:outline-level="1"><text:bookmark text:name="user-content-how-to-set-up-the-frontend"/><text:span text:style-name="T2">How to set-up the frontend</text:span></text:h>
      <text:p text:style-name="Text_20_body">Install <text:a xlink:type="simple" xlink:href="https://github.com/nvm-sh/nvm" office:target-frame-name="_blank" xlink:show="new" text:style-name="Internet_20_link" text:visited-style-name="Visited_20_Internet_20_Link">nvm</text:a> (Node Version Manager) and <text:a xlink:type="simple" xlink:href="https://nodejs.org/en/" office:target-frame-name="_blank" xlink:show="new" text:style-name="Internet_20_link" text:visited-style-name="Visited_20_Internet_20_Link">nodeJS</text:a>:</text:p>
      <text:p text:style-name="Preformatted_20_Text"><text:bookmark text:name="LC18"/><text:span text:style-name="Source_20_Text"><text:span text:style-name="T1">curl -o- https://raw.githubusercontent.com/nvm-sh/nvm/v0.35.1/install.sh | bash</text:span></text:span></text:p>
      <text:p text:style-name="Preformatted_20_Text"><text:bookmark text:name="LC22"/><text:span text:style-name="Source_20_Text"><text:span text:style-name="T1">cd /path/to/project/frontend/</text:span></text:span></text:p>
      <text:p text:style-name="P5"><text:bookmark text:name="LC32"/><text:span text:style-name="Source_20_Text"><text:span text:style-name="T1">nvm install node</text:span></text:span></text:p>
      <text:p text:style-name="Text_20_body">Install all the the project dependencies listed in the project's 'package.json' file:</text:p>
      <text:p text:style-name="P5"><text:bookmark text:name="LC19"/><text:span text:style-name="Source_20_Text"><text:span text:style-name="T1">npm install</text:span></text:span></text:p>
      <text:p text:style-name="Quotations">Note: Avoid running npm with the <text:span text:style-name="Source_20_Text">-g</text:span>/<text:span text:style-name="Source_20_Text">--global</text:span> flag. Use the default local mode instead.</text:p>
      <text:h text:style-name="P3" text:outline-level="1"><text:bookmark text:name="user-content-running-the-development-frontend"/>Running the Development Frontend</text:h>
      <text:p text:style-name="Text_20_body">To compile the frontend and start the dev server run: <text:span text:style-name="del"><text:span text:style-name="Source_20_Text">ng serve</text:span></text:span> <text:span text:style-name="Source_20_Text">npm start</text:span>.</text:p>
      <text:p text:style-name="Text_20_body">If you see error messages like '<text:span text:style-name="Emphasis">ng: command not found</text:span>', try to link the Angular CLI (which contains 'ng') explicitly: <text:span text:style-name="Source_20_Text">npm link @angular/cli</text:span> and compile again.</text:p>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del"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01-27T23:10:20.889731286</meta:creation-date>
    <dc:date>2020-01-27T23:15:43.521790519</dc:date>
    <meta:editing-duration>PT5M23S</meta:editing-duration>
    <meta:editing-cycles>1</meta:editing-cycles>
    <meta:document-statistic meta:table-count="0" meta:image-count="0" meta:object-count="0" meta:page-count="3" meta:paragraph-count="67" meta:word-count="693" meta:character-count="4709" meta:non-whitespace-character-count="4086"/>
    <meta:generator>LibreOffice/6.3.4.2$MacOSX_X86_64 LibreOffice_project/60da17e045e08f1793c57c00ba83cdfce946d0aa</meta:generator>
  </office:meta>
</office:document-meta>
</file>